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a5f1" officeooo:paragraph-rsid="0016a5f1" style:font-size-asian="15.75pt" style:font-size-complex="18pt"/>
    </style:style>
    <style:style style:name="P2" style:family="paragraph" style:parent-style-name="Standard">
      <style:paragraph-properties fo:text-align="start" style:justify-single-word="false"/>
      <style:text-properties fo:font-size="18pt" officeooo:rsid="0016a5f1" officeooo:paragraph-rsid="0016a5f1" style:font-size-asian="15.75pt" style:font-size-complex="18pt"/>
    </style:style>
    <style:style style:name="P3" style:family="paragraph" style:parent-style-name="Standard">
      <style:paragraph-properties fo:text-align="start" style:justify-single-word="false"/>
      <style:text-properties fo:font-size="16pt" fo:font-weight="bold" officeooo:rsid="0016a5f1" officeooo:paragraph-rsid="0016a5f1"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5pt" officeooo:rsid="0016a5f1" officeooo:paragraph-rsid="0016a5f1" style:font-size-asian="13.1000003814697pt" style:font-size-complex="15pt"/>
    </style:style>
    <style:style style:name="P5" style:family="paragraph" style:parent-style-name="Standard" style:list-style-name="L1">
      <style:paragraph-properties fo:text-align="start" style:justify-single-word="false"/>
      <style:text-properties fo:font-size="16pt" fo:font-weight="bold" officeooo:rsid="0016a5f1" officeooo:paragraph-rsid="0016a5f1"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normal" officeooo:rsid="00183610" officeooo:paragraph-rsid="00183610" style:font-size-asian="14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s des articles</text:p>
      <text:p text:style-name="P1"/>
      <text:p text:style-name="P4">Fonctionnement : on note ce que l’on a compris de chaque article fournit et des articles qu’on lira en plus pour expliquer les différentes approches possibles</text:p>
      <text:p text:style-name="P2"/>
      <text:list xml:id="list3865875622" text:style-name="L1">
        <text:list-item>
          <text:p text:style-name="P5">A Large-Scale Car Dataset for Fine-Grained Categorization and Verification</text:p>
        </text:list-item>
      </text:list>
      <text:p text:style-name="P6">CompCars est un projet pour collecter des données à grande échelle sur les véhicules, domaine délaissé pour les problématique de reconnaissances en vision par ordinateur. Il s’agit d’une base de donnée référençant un grand nombre de véhicule en fonction de différents critères aussi bien sur l’apparence extérieur qu’intérieur. Le niveau de détails affine la recherche aussi bien au niveau de la marque, du modèle et de l’année d’un véhicule que sur la forme des phares ou le type de volant. Cette base de donnée est enrichie d’image de référence par véhicule enregistré dans des situations de circulation (caméra de surveillance) aussi bien qu’à l’arrêt (photographie de véhicule immobile). Elle peut aisément servir de base d’apprentissage pour un réseau de neurone (téléchargeable gratuitement). Une base riche associée à un <text:s/>réseau de neurone bien structuré offre de meilleurs résultat en performance aussi bien pour la classification de véhicule, la prédiction des attributs et la vérification du modèle. Après les différents tests mené les résultats les plus probant sont par l’association du réseau de neurone GoogLeNet à une jointure bayésienne.</text:p>
      <text:p text:style-name="P6"><text:s/></text:p>
      <text:list xml:id="list164211095007979" text:continue-numbering="true" text:style-name="L1">
        <text:list-item>
          <text:p text:style-name="P5">YOLOv3 : An Incremental Improvement</text:p>
        </text:list-item>
      </text:list>
      <text:p text:style-name="P3"/>
      <text:p text:style-name="P3"/>
      <text:p text:style-name="P3"/>
      <text:list xml:id="list164211081613666" text:continue-numbering="true" text:style-name="L1">
        <text:list-item>
          <text:p text:style-name="P5">Large-scale vehicle re-identification in urban surveillance videos</text:p>
        </text:list-item>
      </text:list>
      <text:p text:style-name="P3"/>
      <text:p text:style-name="P3"/>
      <text:p text:style-name="P3"/>
      <text:list xml:id="list164210099309656" text:continue-numbering="true" text:style-name="L1">
        <text:list-item>
          <text:p text:style-name="P5">SSD : Single Shot MultiBox Detec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0:58:38.617509484</meta:creation-date>
    <dc:date>2019-10-28T16:42:09.890641286</dc:date>
    <meta:editing-duration>PT6M32S</meta:editing-duration>
    <meta:editing-cycles>2</meta:editing-cycles>
    <meta:generator>LibreOffice/6.0.7.3$Linux_X86_64 LibreOffice_project/00m0$Build-3</meta:generator>
    <meta:document-statistic meta:table-count="0" meta:image-count="0" meta:object-count="0" meta:page-count="1" meta:paragraph-count="8" meta:word-count="237" meta:character-count="1546" meta:non-whitespace-character-count="1318"/>
  </office:meta>
</office:document-meta>
</file>